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66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1007" table:default-cell-style-name="ce4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iembros</text:p>
          </table:table-cell>
          <table:table-cell table:style-name="ce1" office:value-type="string" calcext:value-type="string">
            <text:p>Accuracy R</text:p>
          </table:table-cell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Accuracy R Pond</text:p>
          </table:table-cell>
          <table:table-cell table:style-name="ce1" office:value-type="string" calcext:value-type="string">
            <text:p>Accuracy N</text:p>
          </table:table-cell>
          <table:table-cell table:style-name="ce1" office:value-type="string" calcext:value-type="string">
            <text:p>Accuracy N Pond</text:p>
          </table:table-cell>
          <table:table-cell table:style-name="ce1" office:value-type="string" calcext:value-type="string">
            <text:p>Precision R</text:p>
          </table:table-cell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Precision R Pond</text:p>
          </table:table-cell>
          <table:table-cell table:style-name="ce1" office:value-type="string" calcext:value-type="string">
            <text:p>Precision N</text:p>
          </table:table-cell>
          <table:table-cell table:style-name="ce1" office:value-type="string" calcext:value-type="string">
            <text:p>Precision N Pond</text:p>
          </table:table-cell>
          <table:table-cell table:style-name="ce1" office:value-type="string" calcext:value-type="string">
            <text:p>Recall R</text:p>
          </table:table-cell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Recall R Pond</text:p>
          </table:table-cell>
          <table:table-cell table:style-name="ce1" office:value-type="string" calcext:value-type="string">
            <text:p>Recall N</text:p>
          </table:table-cell>
          <table:table-cell table:style-name="ce1" office:value-type="string" calcext:value-type="string">
            <text:p>Recall N Pond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float" office:value="0.69" calcext:value-type="float">
            <text:p>0,69</text:p>
          </table:table-cell>
          <table:table-cell table:style-name="ce1" table:formula="of:=[.C2]-[.F2]" office:value-type="float" office:value="-0.06" calcext:value-type="float">
            <text:p>-0,06</text:p>
          </table:table-cell>
          <table:table-cell table:style-name="ce5" table:formula="of:=[.B2]*[.C2]/[.B15]" office:value-type="float" office:value="0.05390625" calcext:value-type="float">
            <text:p>0,05390625</text:p>
          </table:table-cell>
          <table:table-cell table:style-name="ce1" office:value-type="float" office:value="0.75" calcext:value-type="float">
            <text:p>0,75</text:p>
          </table:table-cell>
          <table:table-cell table:style-name="ce5" table:formula="of:=[.F2]*[.B2]/[.B15]" office:value-type="float" office:value="0.05859375" calcext:value-type="float">
            <text:p>0,05859375</text:p>
          </table:table-cell>
          <table:table-cell table:style-name="ce8" office:value-type="float" office:value="0.7" calcext:value-type="float">
            <text:p>0,7</text:p>
          </table:table-cell>
          <table:table-cell table:style-name="ce1" table:formula="of:=[.H2]-[.K2]" office:value-type="float" office:value="-0.0199999999999999" calcext:value-type="float">
            <text:p>-0,02</text:p>
          </table:table-cell>
          <table:table-cell table:style-name="ce5" table:formula="of:=[.H2]*[.B2]/[.B15]" office:value-type="float" office:value="0.0546875" calcext:value-type="float">
            <text:p>0,0546875</text:p>
          </table:table-cell>
          <table:table-cell table:style-name="ce1" office:value-type="float" office:value="0.72" calcext:value-type="float">
            <text:p>0,72</text:p>
          </table:table-cell>
          <table:table-cell table:style-name="ce5" table:formula="of:=[.K2]*[.B2]/[.B15]" office:value-type="float" office:value="0.05625" calcext:value-type="float">
            <text:p>0,056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2]-[.P2]" office:value-type="float" office:value="0.09" calcext:value-type="float">
            <text:p>0,09</text:p>
          </table:table-cell>
          <table:table-cell table:style-name="ce5" table:formula="of:=[.M2]*[.B2]/[.B15]" office:value-type="float" office:value="0.078125" calcext:value-type="float">
            <text:p>0,078125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table:formula="of:=[.P2]*[.B2]/[.B15]" office:value-type="float" office:value="0.07109375" calcext:value-type="float">
            <text:p>0,071093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8" calcext:value-type="float">
            <text:p>0,8</text:p>
          </table:table-cell>
          <table:table-cell table:style-name="ce2" table:formula="of:=[.C3]-[.F3]" office:value-type="float" office:value="-0.2" calcext:value-type="float">
            <text:p>-0,2</text:p>
          </table:table-cell>
          <table:table-cell table:style-name="ce6" table:formula="of:=[.B3]*[.C3]/[.B15]" office:value-type="float" office:value="0.034375" calcext:value-type="float">
            <text:p>0,034375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F3]*[.B3]/[.B15]" office:value-type="float" office:value="0.04296875" calcext:value-type="float">
            <text:p>0,04296875</text:p>
          </table:table-cell>
          <table:table-cell table:style-name="ce6" office:value-type="float" office:value="0.9" calcext:value-type="float">
            <text:p>0,9</text:p>
          </table:table-cell>
          <table:table-cell table:style-name="ce2" table:formula="of:=[.H3]-[.K3]" office:value-type="float" office:value="-0.1" calcext:value-type="float">
            <text:p>-0,1</text:p>
          </table:table-cell>
          <table:table-cell table:style-name="ce6" table:formula="of:=[.H3]*[.B3]/[.B15]" office:value-type="float" office:value="0.038671875" calcext:value-type="float">
            <text:p>0,038671875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K3]*[.B3]/[.B15]" office:value-type="float" office:value="0.04296875" calcext:value-type="float">
            <text:p>0,04296875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[.M3]-[.P3]" office:value-type="float" office:value="0" calcext:value-type="float">
            <text:p>0</text:p>
          </table:table-cell>
          <table:table-cell table:style-name="ce6" table:formula="of:=[.M3]*[.B3]/[.B15]" office:value-type="float" office:value="0.04296875" calcext:value-type="float">
            <text:p>0,042968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P3]*[.B3]/[.B15]" office:value-type="float" office:value="0.04296875" calcext:value-type="float">
            <text:p>0,042968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0.888888888888889" calcext:value-type="float">
            <text:p>0,8888888889</text:p>
          </table:table-cell>
          <table:table-cell table:style-name="ce1" table:formula="of:=[.C4]-[.F4]" office:value-type="float" office:value="0.298888888888889" calcext:value-type="float">
            <text:p>0,2988888889</text:p>
          </table:table-cell>
          <table:table-cell table:style-name="ce5" table:formula="of:=[.B4]*[.C4]/[.B15]" office:value-type="float" office:value="0.0347222222222222" calcext:value-type="float">
            <text:p>0,0347222222</text:p>
          </table:table-cell>
          <table:table-cell table:style-name="ce5" office:value-type="float" office:value="0.59" calcext:value-type="float">
            <text:p>0,59</text:p>
          </table:table-cell>
          <table:table-cell table:style-name="ce5" table:formula="of:=[.F4]*[.B4]/[.B15]" office:value-type="float" office:value="0.023046875" calcext:value-type="float">
            <text:p>0,023046875</text:p>
          </table:table-cell>
          <table:table-cell table:style-name="ce1" office:value-type="float" office:value="0.666666666666667" calcext:value-type="float">
            <text:p>0,6666666667</text:p>
          </table:table-cell>
          <table:table-cell table:style-name="ce1" table:formula="of:=[.H4]-[.K4]" office:value-type="float" office:value="0.666666666666667" calcext:value-type="float">
            <text:p>0,6666666667</text:p>
          </table:table-cell>
          <table:table-cell table:style-name="ce5" table:formula="of:=[.H4]*[.B4]/[.B15]" office:value-type="float" office:value="0.0260416666666667" calcext:value-type="float">
            <text:p>0,026041666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]*[.B4]/[.B15]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formula="of:=[.M4]-[.P4]" office:value-type="float" office:value="1" calcext:value-type="float">
            <text:p>1</text:p>
          </table:table-cell>
          <table:table-cell table:style-name="ce5" table:formula="of:=[.M4]*[.B4]/[.B15]" office:value-type="float" office:value="0.0390625" calcext:value-type="float">
            <text:p>0,03906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P4]*[.B4]/[.B1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722222222222222" calcext:value-type="float">
            <text:p>0,7222222222</text:p>
          </table:table-cell>
          <table:table-cell table:style-name="ce1" table:formula="of:=[.C5]-[.F5]" office:value-type="float" office:value="-0.097777777777778" calcext:value-type="float">
            <text:p>-0,0977777778</text:p>
          </table:table-cell>
          <table:table-cell table:style-name="ce5" table:formula="of:=[.B5]*[.C5]/[.B15]" office:value-type="float" office:value="0.0310329861111111" calcext:value-type="float">
            <text:p>0,0310329861</text:p>
          </table:table-cell>
          <table:table-cell table:style-name="ce1" office:value-type="float" office:value="0.82" calcext:value-type="float">
            <text:p>0,82</text:p>
          </table:table-cell>
          <table:table-cell table:style-name="ce5" table:formula="of:=[.F5]*[.B5]/[.B15]" office:value-type="float" office:value="0.035234375" calcext:value-type="float">
            <text:p>0,035234375</text:p>
          </table:table-cell>
          <table:table-cell table:style-name="ce5" office:value-type="float" office:value="0.722222222222222" calcext:value-type="float">
            <text:p>0,7222222222</text:p>
          </table:table-cell>
          <table:table-cell table:style-name="ce1" table:formula="of:=[.H5]-[.K5]" office:value-type="float" office:value="-0.277777777777778" calcext:value-type="float">
            <text:p>-0,2777777778</text:p>
          </table:table-cell>
          <table:table-cell table:style-name="ce5" table:formula="of:=[.H5]*[.B5]/[.B15]" office:value-type="float" office:value="0.0310329861111111" calcext:value-type="float">
            <text:p>0,0310329861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[.K5]*[.B5]/[.B15]" office:value-type="float" office:value="0.04296875" calcext:value-type="float">
            <text:p>0,0429687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5]-[.P5]" office:value-type="float" office:value="0.34" calcext:value-type="float">
            <text:p>0,34</text:p>
          </table:table-cell>
          <table:table-cell table:style-name="ce5" table:formula="of:=[.M5]*[.B5]/[.B15]" office:value-type="float" office:value="0.04296875" calcext:value-type="float">
            <text:p>0,04296875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table:formula="of:=[.P5]*[.B5]/[.B15]" office:value-type="float" office:value="0.028359375" calcext:value-type="float">
            <text:p>0,02835937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float" office:value="0.666666666666667" calcext:value-type="float">
            <text:p>0,6666666667</text:p>
          </table:table-cell>
          <table:table-cell table:style-name="ce3" table:formula="of:=[.C6]-[.F6]" office:value-type="float" office:value="0.0866666666666671" calcext:value-type="float">
            <text:p>0,0866666667</text:p>
          </table:table-cell>
          <table:table-cell table:style-name="ce7" table:formula="of:=[.B6]*[.C6]/[.B15]" office:value-type="float" office:value="0.0182291666666667" calcext:value-type="float">
            <text:p>0,0182291667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[.F6]*[.B6]/[.B15]" office:value-type="float" office:value="0.015859375" calcext:value-type="float">
            <text:p>0,015859375</text:p>
          </table:table-cell>
          <table:table-cell table:style-name="ce3" office:value-type="float" office:value="0.666666666666667" calcext:value-type="float">
            <text:p>0,6666666667</text:p>
          </table:table-cell>
          <table:table-cell table:style-name="ce3" table:formula="of:=[.H6]-[.K6]" office:value-type="float" office:value="0.0866666666666671" calcext:value-type="float">
            <text:p>0,0866666667</text:p>
          </table:table-cell>
          <table:table-cell table:style-name="ce7" table:formula="of:=[.H6]*[.B6]/[.B15]" office:value-type="float" office:value="0.0182291666666667" calcext:value-type="float">
            <text:p>0,0182291667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[.K6]*[.B6]/[.B15]" office:value-type="float" office:value="0.015859375" calcext:value-type="float">
            <text:p>0,015859375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formula="of:=[.M6]-[.P6]" office:value-type="float" office:value="0" calcext:value-type="float">
            <text:p>0</text:p>
          </table:table-cell>
          <table:table-cell table:style-name="ce7" table:formula="of:=[.M6]*[.B6]/[.B15]" office:value-type="float" office:value="0.02734375" calcext:value-type="float">
            <text:p>0,0273437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P6]*[.B6]/[.B15]" office:value-type="float" office:value="0.02734375" calcext:value-type="float">
            <text:p>0,027343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8" calcext:value-type="float">
            <text:p>0,8</text:p>
          </table:table-cell>
          <table:table-cell table:style-name="ce2" table:formula="of:=[.C7]-[.F7]" office:value-type="float" office:value="-0.03" calcext:value-type="float">
            <text:p>-0,03</text:p>
          </table:table-cell>
          <table:table-cell table:style-name="ce6" table:formula="of:=[.B7]*[.C7]/[.B15]" office:value-type="float" office:value="0.05625" calcext:value-type="float">
            <text:p>0,05625</text:p>
          </table:table-cell>
          <table:table-cell table:style-name="ce2" office:value-type="float" office:value="0.83" calcext:value-type="float">
            <text:p>0,83</text:p>
          </table:table-cell>
          <table:table-cell table:style-name="ce6" table:formula="of:=[.F7]*[.B7]/[.B15]" office:value-type="float" office:value="0.058359375" calcext:value-type="float">
            <text:p>0,058359375</text:p>
          </table:table-cell>
          <table:table-cell table:style-name="ce6" office:value-type="float" office:value="0.7" calcext:value-type="float">
            <text:p>0,7</text:p>
          </table:table-cell>
          <table:table-cell table:style-name="ce2" table:formula="of:=[.H7]-[.K7]" office:value-type="float" office:value="-0.16" calcext:value-type="float">
            <text:p>-0,16</text:p>
          </table:table-cell>
          <table:table-cell table:style-name="ce6" table:formula="of:=[.H7]*[.B7]/[.B15]" office:value-type="float" office:value="0.04921875" calcext:value-type="float">
            <text:p>0,04921875</text:p>
          </table:table-cell>
          <table:table-cell table:style-name="ce2" office:value-type="float" office:value="0.86" calcext:value-type="float">
            <text:p>0,86</text:p>
          </table:table-cell>
          <table:table-cell table:style-name="ce6" table:formula="of:=[.K7]*[.B7]/[.B15]" office:value-type="float" office:value="0.06046875" calcext:value-type="float">
            <text:p>0,0604687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M7]-[.P7]" office:value-type="float" office:value="0.25" calcext:value-type="float">
            <text:p>0,25</text:p>
          </table:table-cell>
          <table:table-cell table:style-name="ce6" table:formula="of:=[.M7]*[.B7]/[.B15]" office:value-type="float" office:value="0.0703125" calcext:value-type="float">
            <text:p>0,0703125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[.P7]*[.B7]/[.B15]" office:value-type="float" office:value="0.052734375" calcext:value-type="float">
            <text:p>0,0527343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75" calcext:value-type="float">
            <text:p>0,75</text:p>
          </table:table-cell>
          <table:table-cell table:style-name="ce1" table:formula="of:=[.C8]-[.F8]" office:value-type="float" office:value="0" calcext:value-type="float">
            <text:p>0</text:p>
          </table:table-cell>
          <table:table-cell table:style-name="ce5" table:formula="of:=[.B8]*[.C8]/[.B15]" office:value-type="float" office:value="0.01171875" calcext:value-type="float">
            <text:p>0,01171875</text:p>
          </table:table-cell>
          <table:table-cell table:style-name="ce1" office:value-type="float" office:value="0.75" calcext:value-type="float">
            <text:p>0,75</text:p>
          </table:table-cell>
          <table:table-cell table:style-name="ce5" table:formula="of:=[.F8]*[.B8]/[.B15]" office:value-type="float" office:value="0.01171875" calcext:value-type="float">
            <text:p>0,01171875</text:p>
          </table:table-cell>
          <table:table-cell table:style-name="ce5" office:value-type="float" office:value="0.5" calcext:value-type="float">
            <text:p>0,5</text:p>
          </table:table-cell>
          <table:table-cell table:style-name="ce1" table:formula="of:=[.H8]-[.K8]" office:value-type="float" office:value="-0.25" calcext:value-type="float">
            <text:p>-0,25</text:p>
          </table:table-cell>
          <table:table-cell table:style-name="ce5" table:formula="of:=[.H8]*[.B8]/[.B15]" office:value-type="float" office:value="0.0078125" calcext:value-type="float">
            <text:p>0,0078125</text:p>
          </table:table-cell>
          <table:table-cell table:style-name="ce1" office:value-type="float" office:value="0.75" calcext:value-type="float">
            <text:p>0,75</text:p>
          </table:table-cell>
          <table:table-cell table:style-name="ce5" table:formula="of:=[.K8]*[.B8]/[.B15]" office:value-type="float" office:value="0.01171875" calcext:value-type="float">
            <text:p>0,01171875</text:p>
          </table:table-cell>
          <table:table-cell table:style-name="ce5" office:value-type="float" office:value="0.75" calcext:value-type="float">
            <text:p>0,75</text:p>
          </table:table-cell>
          <table:table-cell table:style-name="ce1" table:formula="of:=[.M8]-[.P8]" office:value-type="float" office:value="0.75" calcext:value-type="float">
            <text:p>0,75</text:p>
          </table:table-cell>
          <table:table-cell table:style-name="ce5" table:formula="of:=[.M8]*[.B8]/[.B15]" office:value-type="float" office:value="0.01171875" calcext:value-type="float">
            <text:p>0,01171875</text:p>
          </table:table-cell>
          <table:table-cell table:style-name="ce5"/>
          <table:table-cell table:style-name="ce5" table:formula="of:=[.P8]*[.B8]/[.B1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.669047619047619" calcext:value-type="float">
            <text:p>0,669047619</text:p>
          </table:table-cell>
          <table:table-cell table:style-name="ce1" table:formula="of:=[.C9]-[.F9]" office:value-type="float" office:value="-0.050952380952381" calcext:value-type="float">
            <text:p>-0,050952381</text:p>
          </table:table-cell>
          <table:table-cell table:style-name="ce5" table:formula="of:=[.B9]*[.C9]/[.B15]" office:value-type="float" office:value="0.101925223214286" calcext:value-type="float">
            <text:p>0,1019252232</text:p>
          </table:table-cell>
          <table:table-cell table:style-name="ce1" office:value-type="float" office:value="0.72" calcext:value-type="float">
            <text:p>0,72</text:p>
          </table:table-cell>
          <table:table-cell table:style-name="ce5" table:formula="of:=[.F9]*[.B9]/[.B15]" office:value-type="float" office:value="0.1096875" calcext:value-type="float">
            <text:p>0,1096875</text:p>
          </table:table-cell>
          <table:table-cell table:style-name="ce5" office:value-type="float" office:value="0.733333333333333" calcext:value-type="float">
            <text:p>0,7333333333</text:p>
          </table:table-cell>
          <table:table-cell table:style-name="ce1" table:formula="of:=[.H9]-[.K9]" office:value-type="float" office:value="-0.266666666666667" calcext:value-type="float">
            <text:p>-0,2666666667</text:p>
          </table:table-cell>
          <table:table-cell table:style-name="ce5" table:formula="of:=[.H9]*[.B9]/[.B15]" office:value-type="float" office:value="0.11171875" calcext:value-type="float">
            <text:p>0,11171875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[.K9]*[.B9]/[.B15]" office:value-type="float" office:value="0.15234375" calcext:value-type="float">
            <text:p>0,1523437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9]-[.P9]" office:value-type="float" office:value="0.68" calcext:value-type="float">
            <text:p>0,68</text:p>
          </table:table-cell>
          <table:table-cell table:style-name="ce5" table:formula="of:=[.M9]*[.B9]/[.B15]" office:value-type="float" office:value="0.15234375" calcext:value-type="float">
            <text:p>0,15234375</text:p>
          </table:table-cell>
          <table:table-cell table:style-name="ce5" office:value-type="float" office:value="0.32" calcext:value-type="float">
            <text:p>0,32</text:p>
          </table:table-cell>
          <table:table-cell table:style-name="ce5" table:formula="of:=[.P9]*[.B9]/[.B15]" office:value-type="float" office:value="0.04875" calcext:value-type="float">
            <text:p>0,048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716666666666667" calcext:value-type="float">
            <text:p>0,7166666667</text:p>
          </table:table-cell>
          <table:table-cell table:style-name="ce2" table:formula="of:=[.C10]-[.F10]" office:value-type="float" office:value="-0.283333333333333" calcext:value-type="float">
            <text:p>-0,2833333333</text:p>
          </table:table-cell>
          <table:table-cell table:style-name="ce6" table:formula="of:=[.B10]*[.C10]/[.B15]" office:value-type="float" office:value="0.0363932291666667" calcext:value-type="float">
            <text:p>0,0363932292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F10]*[.B10]/[.B15]" office:value-type="float" office:value="0.05078125" calcext:value-type="float">
            <text:p>0,05078125</text:p>
          </table:table-cell>
          <table:table-cell table:style-name="ce9" office:value-type="float" office:value="0.8" calcext:value-type="float">
            <text:p>0,8</text:p>
          </table:table-cell>
          <table:table-cell table:style-name="ce2" table:formula="of:=[.H10]-[.K10]" office:value-type="float" office:value="-0.2" calcext:value-type="float">
            <text:p>-0,2</text:p>
          </table:table-cell>
          <table:table-cell table:style-name="ce6" table:formula="of:=[.H10]*[.B10]/[.B15]" office:value-type="float" office:value="0.040625" calcext:value-type="float">
            <text:p>0,040625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K10]*[.B10]/[.B15]" office:value-type="float" office:value="0.05078125" calcext:value-type="float">
            <text:p>0,05078125</text:p>
          </table:table-cell>
          <table:table-cell table:style-name="ce6" office:value-type="float" office:value="0.833333333333333" calcext:value-type="float">
            <text:p>0,8333333333</text:p>
          </table:table-cell>
          <table:table-cell table:style-name="ce2" table:formula="of:=[.M10]-[.P10]" office:value-type="float" office:value="-0.166666666666667" calcext:value-type="float">
            <text:p>-0,1666666667</text:p>
          </table:table-cell>
          <table:table-cell table:style-name="ce6" table:formula="of:=[.M10]*[.B10]/[.B15]" office:value-type="float" office:value="0.0423177083333333" calcext:value-type="float">
            <text:p>0,0423177083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P10]*[.B10]/[.B15]" office:value-type="float" office:value="0.05078125" calcext:value-type="float">
            <text:p>0,05078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5" office:value-type="float" office:value="58" calcext:value-type="float">
            <text:p>58</text:p>
          </table:table-cell>
          <table:table-cell table:style-name="ce1" office:value-type="float" office:value="0.603030303030303" calcext:value-type="float">
            <text:p>0,603030303</text:p>
          </table:table-cell>
          <table:table-cell table:style-name="ce1" table:formula="of:=[.C11]-[.F11]" office:value-type="float" office:value="0.033030303030303" calcext:value-type="float">
            <text:p>0,033030303</text:p>
          </table:table-cell>
          <table:table-cell table:style-name="ce5" table:formula="of:=[.B11]*[.C11]/[.B15]" office:value-type="float" office:value="0.136624053030303" calcext:value-type="float">
            <text:p>0,136624053</text:p>
          </table:table-cell>
          <table:table-cell table:style-name="ce5" office:value-type="float" office:value="0.57" calcext:value-type="float">
            <text:p>0,57</text:p>
          </table:table-cell>
          <table:table-cell table:style-name="ce5" table:formula="of:=[.F11]*[.B11]/[.B15]" office:value-type="float" office:value="0.129140625" calcext:value-type="float">
            <text:p>0,129140625</text:p>
          </table:table-cell>
          <table:table-cell table:style-name="ce1" office:value-type="float" office:value="0.682857142857143" calcext:value-type="float">
            <text:p>0,6828571429</text:p>
          </table:table-cell>
          <table:table-cell table:style-name="ce1" table:formula="of:=[.H11]-[.K11]" office:value-type="float" office:value="0.102857142857143" calcext:value-type="float">
            <text:p>0,1028571429</text:p>
          </table:table-cell>
          <table:table-cell table:style-name="ce5" table:formula="of:=[.H11]*[.B11]/[.B15]" office:value-type="float" office:value="0.154709821428571" calcext:value-type="float">
            <text:p>0,1547098214</text:p>
          </table:table-cell>
          <table:table-cell table:style-name="ce5" office:value-type="float" office:value="0.58" calcext:value-type="float">
            <text:p>0,58</text:p>
          </table:table-cell>
          <table:table-cell table:style-name="ce5" table:formula="of:=[.K11]*[.B11]/[.B15]" office:value-type="float" office:value="0.13140625" calcext:value-type="float">
            <text:p>0,131406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11]-[.P11]" office:value-type="float" office:value="0.11" calcext:value-type="float">
            <text:p>0,11</text:p>
          </table:table-cell>
          <table:table-cell table:style-name="ce5" table:formula="of:=[.M11]*[.B11]/[.B15]" office:value-type="float" office:value="0.2265625" calcext:value-type="float">
            <text:p>0,226562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table:formula="of:=[.P11]*[.B11]/[.B15]" office:value-type="float" office:value="0.201640625" calcext:value-type="float">
            <text:p>0,2016406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float" office:value="0.694444444444444" calcext:value-type="float">
            <text:p>0,6944444444</text:p>
          </table:table-cell>
          <table:table-cell table:style-name="ce1" table:formula="of:=[.C12]-[.F12]" office:value-type="float" office:value="0.0544444444444441" calcext:value-type="float">
            <text:p>0,0544444444</text:p>
          </table:table-cell>
          <table:table-cell table:style-name="ce5" table:formula="of:=[.B12]*[.C12]/[.B15]" office:value-type="float" office:value="0.0298394097222222" calcext:value-type="float">
            <text:p>0,029839409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table:formula="of:=[.F12]*[.B12]/[.B15]" office:value-type="float" office:value="0.0275" calcext:value-type="float">
            <text:p>0,0275</text:p>
          </table:table-cell>
          <table:table-cell table:style-name="ce5" office:value-type="float" office:value="0.722222222222222" calcext:value-type="float">
            <text:p>0,7222222222</text:p>
          </table:table-cell>
          <table:table-cell table:style-name="ce1" table:formula="of:=[.H12]-[.K12]" office:value-type="float" office:value="-0.277777777777778" calcext:value-type="float">
            <text:p>-0,2777777778</text:p>
          </table:table-cell>
          <table:table-cell table:style-name="ce5" table:formula="of:=[.H12]*[.B12]/[.B15]" office:value-type="float" office:value="0.0310329861111111" calcext:value-type="float">
            <text:p>0,0310329861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[.K12]*[.B12]/[.B15]" office:value-type="float" office:value="0.04296875" calcext:value-type="float">
            <text:p>0,04296875</text:p>
          </table:table-cell>
          <table:table-cell table:style-name="ce1" office:value-type="float" office:value="0.833333333333333" calcext:value-type="float">
            <text:p>0,8333333333</text:p>
          </table:table-cell>
          <table:table-cell table:style-name="ce1" table:formula="of:=[.M12]-[.P12]" office:value-type="float" office:value="0.503333333333333" calcext:value-type="float">
            <text:p>0,5033333333</text:p>
          </table:table-cell>
          <table:table-cell table:style-name="ce5" table:formula="of:=[.M12]*[.B12]/[.B15]" office:value-type="float" office:value="0.0358072916666667" calcext:value-type="float">
            <text:p>0,0358072917</text:p>
          </table:table-cell>
          <table:table-cell table:style-name="ce5" office:value-type="float" office:value="0.33" calcext:value-type="float">
            <text:p>0,33</text:p>
          </table:table-cell>
          <table:table-cell table:style-name="ce5" table:formula="of:=[.P12]*[.B12]/[.B15]" office:value-type="float" office:value="0.0141796875" calcext:value-type="float">
            <text:p>0,01417968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[.C13]-[.F13]" office:value-type="float" office:value="0" calcext:value-type="float">
            <text:p>0</text:p>
          </table:table-cell>
          <table:table-cell table:style-name="ce6" table:formula="of:=[.B13]*[.C13]/[.B15]" office:value-type="float" office:value="0.03125" calcext:value-type="float">
            <text:p>0,03125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F13]*[.B13]/[.B15]" office:value-type="float" office:value="0.03125" calcext:value-type="float">
            <text:p>0,03125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[.H13]-[.K13]" office:value-type="float" office:value="0" calcext:value-type="float">
            <text:p>0</text:p>
          </table:table-cell>
          <table:table-cell table:style-name="ce6" table:formula="of:=[.H13]*[.B13]/[.B15]" office:value-type="float" office:value="0.03125" calcext:value-type="float">
            <text:p>0,03125</text:p>
          </table:table-cell>
          <table:table-cell table:style-name="ce10" office:value-type="float" office:value="1" calcext:value-type="float">
            <text:p>1</text:p>
          </table:table-cell>
          <table:table-cell table:style-name="ce6" table:formula="of:=[.K13]*[.B13]/[.B15]" office:value-type="float" office:value="0.03125" calcext:value-type="float">
            <text:p>0,03125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[.M13]-[.P13]" office:value-type="float" office:value="0" calcext:value-type="float">
            <text:p>0</text:p>
          </table:table-cell>
          <table:table-cell table:style-name="ce6" table:formula="of:=[.M13]*[.B13]/[.B15]" office:value-type="float" office:value="0.03125" calcext:value-type="float">
            <text:p>0,0312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P13]*[.B13]/[.B15]" office:value-type="float" office:value="0.03125" calcext:value-type="float">
            <text:p>0,03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5" office:value-type="float" office:value="46" calcext:value-type="float">
            <text:p>46</text:p>
          </table:table-cell>
          <table:table-cell table:style-name="ce1" office:value-type="float" office:value="0.741071428571429" calcext:value-type="float">
            <text:p>0,7410714286</text:p>
          </table:table-cell>
          <table:table-cell table:style-name="ce1" table:formula="of:=[.C14]-[.F14]" office:value-type="float" office:value="0.041071428571429" calcext:value-type="float">
            <text:p>0,0410714286</text:p>
          </table:table-cell>
          <table:table-cell table:style-name="ce5" table:formula="of:=[.B14]*[.C14]/[.B15]" office:value-type="float" office:value="0.133161272321429" calcext:value-type="float">
            <text:p>0,1331612723</text:p>
          </table:table-cell>
          <table:table-cell table:style-name="ce5" office:value-type="float" office:value="0.7" calcext:value-type="float">
            <text:p>0,7</text:p>
          </table:table-cell>
          <table:table-cell table:style-name="ce5" table:formula="of:=[.F14]*[.B14]/[.B15]" office:value-type="float" office:value="0.12578125" calcext:value-type="float">
            <text:p>0,12578125</text:p>
          </table:table-cell>
          <table:table-cell table:style-name="ce5" office:value-type="float" office:value="0.833333333333333" calcext:value-type="float">
            <text:p>0,8333333333</text:p>
          </table:table-cell>
          <table:table-cell table:style-name="ce1" table:formula="of:=[.H14]-[.K14]" office:value-type="float" office:value="0.00333333333333297" calcext:value-type="float">
            <text:p>0,0033333333</text:p>
          </table:table-cell>
          <table:table-cell table:style-name="ce5" table:formula="of:=[.H14]*[.B14]/[.B15]" office:value-type="float" office:value="0.149739583333333" calcext:value-type="float">
            <text:p>0,1497395833</text:p>
          </table:table-cell>
          <table:table-cell table:style-name="ce1" office:value-type="float" office:value="0.83" calcext:value-type="float">
            <text:p>0,83</text:p>
          </table:table-cell>
          <table:table-cell table:style-name="ce5" table:formula="of:=[.K14]*[.B14]/[.B15]" office:value-type="float" office:value="0.149140625" calcext:value-type="float">
            <text:p>0,149140625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formula="of:=[.M14]-[.P14]" office:value-type="float" office:value="0" calcext:value-type="float">
            <text:p>0</text:p>
          </table:table-cell>
          <table:table-cell table:style-name="ce5" table:formula="of:=[.M14]*[.B14]/[.B15]" office:value-type="float" office:value="0.1796875" calcext:value-type="float">
            <text:p>0,179687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P14]*[.B14]/[.B15]" office:value-type="float" office:value="0.1796875" calcext:value-type="float">
            <text:p>0,17968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4])" office:value-type="float" office:value="256" calcext:value-type="float">
            <text:p>256</text:p>
          </table:table-cell>
          <table:table-cell table:style-name="ce1" table:number-columns-repeated="2"/>
          <table:table-cell table:style-name="ce1" table:formula="of:=SUM([.E2:.E14])" office:value-type="float" office:value="0.709427562454906" calcext:value-type="float">
            <text:p>0,7094275625</text:p>
          </table:table-cell>
          <table:table-cell table:style-name="ce1"/>
          <table:table-cell table:style-name="ce1" table:formula="of:=SUM([.G2:.G14])" office:value-type="float" office:value="0.719921875" calcext:value-type="float">
            <text:p>0,719921875</text:p>
          </table:table-cell>
          <table:table-cell table:style-name="ce1" table:number-columns-repeated="2"/>
          <table:table-cell table:style-name="ce1" table:formula="of:=SUM([.J2:.J14])" office:value-type="float" office:value="0.74477058531746" calcext:value-type="float">
            <text:p>0,7447705853</text:p>
          </table:table-cell>
          <table:table-cell table:style-name="ce1"/>
          <table:table-cell table:style-name="ce1" table:formula="of:=SUM([.L2:.L14])" office:value-type="float" office:value="0.788125" calcext:value-type="float">
            <text:p>0,788125</text:p>
          </table:table-cell>
          <table:table-cell table:style-name="ce1" table:number-columns-repeated="2"/>
          <table:table-cell table:style-name="ce1" table:formula="of:=SUM([.O2:.O14])" office:value-type="float" office:value="0.98046875" calcext:value-type="float">
            <text:p>0,98046875</text:p>
          </table:table-cell>
          <table:table-cell table:style-name="ce1"/>
          <table:table-cell table:style-name="ce1" table:formula="of:=SUM([.Q2:.Q14])" office:value-type="float" office:value="0.7487890625" calcext:value-type="float">
            <text:p>0,7487890625</text:p>
          </table:table-cell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5" table:default-cell-style-name="ce8"/>
        <table:table-column table:style-name="co5" table:number-columns-repeated="3" table:default-cell-style-name="ce5"/>
        <table:table-column table:style-name="co5" table:default-cell-style-name="ce8"/>
        <table:table-column table:style-name="co6" table:default-cell-style-name="ce5"/>
        <table:table-column table:style-name="co4" table:default-cell-style-name="ce15"/>
        <table:table-row table:style-name="ro1">
          <table:table-cell table:style-name="ce11" office:value-type="string" calcext:value-type="string" table:number-columns-spanned="10" table:number-rows-spanned="1">
            <text:p>Resumen Medidas de Desempeño</text:p>
          </table:table-cell>
          <table:covered-table-cell table:number-columns-repeated="8" table:style-name="ce1"/>
          <table:covered-table-cell table:style-name="ce5"/>
        </table:table-row>
        <table:table-row table:style-name="ro1">
          <table:table-cell table:style-name="ce12" office:value-type="string" calcext:value-type="string">
            <text:p>Grupo</text:p>
          </table:table-cell>
          <table:table-cell table:style-name="ce12" office:value-type="string" calcext:value-type="string">
            <text:p>Integrantes</text:p>
          </table:table-cell>
          <table:table-cell table:style-name="ce12" office:value-type="string" calcext:value-type="string">
            <text:p>Modelos</text:p>
          </table:table-cell>
          <table:table-cell table:style-name="ce12" office:value-type="string" calcext:value-type="string">
            <text:p>Accuracy</text:p>
          </table:table-cell>
          <table:table-cell table:style-name="ce12" office:value-type="string" calcext:value-type="string">
            <text:p>Accuracy P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Recall P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Precision P</text:p>
          </table:table-cell>
          <table:table-cell table:style-name="ce12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[.D3]*[.B3]/[.B16]" office:value-type="float" office:value="0.05859375" calcext:value-type="float">
            <text:p>0,05859375</text:p>
          </table:table-cell>
          <table:table-cell office:value-type="float" office:value="0.91" calcext:value-type="float">
            <text:p>0,91</text:p>
          </table:table-cell>
          <table:table-cell table:formula="of:=[.F3]*[.B3]/[.B16]" office:value-type="float" office:value="0.07109375" calcext:value-type="float">
            <text:p>0,07109375</text:p>
          </table:table-cell>
          <table:table-cell office:value-type="float" office:value="0.72" calcext:value-type="float">
            <text:p>0,72</text:p>
          </table:table-cell>
          <table:table-cell table:formula="of:=[.H3]*[.B3]/[.B16]" office:value-type="float" office:value="0.05625" calcext:value-type="float">
            <text:p>0,0562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table:style-name="ce13" office:value-type="string" calcext:value-type="string">
            <text:p>B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table:formula="of:=[.D4]*[.B4]/[.B16]" office:value-type="float" office:value="0.04296875" calcext:value-type="float">
            <text:p>0,042968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F4]*[.B4]/[.B16]" office:value-type="float" office:value="0.04296875" calcext:value-type="float">
            <text:p>0,04296875</text:p>
          </table:table-cell>
          <table:table-cell table:style-name="ce16" office:value-type="float" office:value="1" calcext:value-type="float">
            <text:p>1</text:p>
          </table:table-cell>
          <table:table-cell table:style-name="ce14" table:formula="of:=[.H4]*[.B4]/[.B16]" office:value-type="float" office:value="0.04296875" calcext:value-type="float">
            <text:p>0,04296875</text:p>
          </table:table-cell>
          <table:table-cell table:style-name="ce1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D5]*[.B5]/[.B16]" office:value-type="float" office:value="0.03125" calcext:value-type="float">
            <text:p>0,03125</text:p>
          </table:table-cell>
          <table:table-cell office:value-type="float" office:value="0.5" calcext:value-type="float">
            <text:p>0,5</text:p>
          </table:table-cell>
          <table:table-cell table:formula="of:=[.F5]*[.B5]/[.B16]" office:value-type="float" office:value="0.01953125" calcext:value-type="float">
            <text:p>0,01953125</text:p>
          </table:table-cell>
          <table:table-cell office:value-type="float" office:value="1" calcext:value-type="float">
            <text:p>1</text:p>
          </table:table-cell>
          <table:table-cell table:formula="of:=[.H5]*[.B5]/[.B16]" office:value-type="float" office:value="0.0390625" calcext:value-type="float">
            <text:p>0,039062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" calcext:value-type="float">
            <text:p>0,91</text:p>
          </table:table-cell>
          <table:table-cell table:formula="of:=[.D6]*[.B6]/[.B16]" office:value-type="float" office:value="0.0391015625" calcext:value-type="float">
            <text:p>0,0391015625</text:p>
          </table:table-cell>
          <table:table-cell office:value-type="float" office:value="0.91" calcext:value-type="float">
            <text:p>0,91</text:p>
          </table:table-cell>
          <table:table-cell table:formula="of:=[.F6]*[.B6]/[.B16]" office:value-type="float" office:value="0.0391015625" calcext:value-type="float">
            <text:p>0,0391015625</text:p>
          </table:table-cell>
          <table:table-cell office:value-type="float" office:value="1" calcext:value-type="float">
            <text:p>1</text:p>
          </table:table-cell>
          <table:table-cell table:formula="of:=[.H6]*[.B6]/[.B16]" office:value-type="float" office:value="0.04296875" calcext:value-type="float">
            <text:p>0,0429687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1" calcext:value-type="float">
            <text:p>0,71</text:p>
          </table:table-cell>
          <table:table-cell table:formula="of:=[.D7]*[.B7]/[.B16]" office:value-type="float" office:value="0.0194140625" calcext:value-type="float">
            <text:p>0,0194140625</text:p>
          </table:table-cell>
          <table:table-cell office:value-type="float" office:value="1" calcext:value-type="float">
            <text:p>1</text:p>
          </table:table-cell>
          <table:table-cell table:formula="of:=[.F7]*[.B7]/[.B16]" office:value-type="float" office:value="0.02734375" calcext:value-type="float">
            <text:p>0,02734375</text:p>
          </table:table-cell>
          <table:table-cell office:value-type="float" office:value="0.67" calcext:value-type="float">
            <text:p>0,67</text:p>
          </table:table-cell>
          <table:table-cell table:formula="of:=[.H7]*[.B7]/[.B16]" office:value-type="float" office:value="0.0183203125" calcext:value-type="float">
            <text:p>0,018320312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6" office:value-type="float" office:value="0.83" calcext:value-type="float">
            <text:p>0,83</text:p>
          </table:table-cell>
          <table:table-cell table:style-name="ce14" table:formula="of:=[.D8]*[.B8]/[.B16]" office:value-type="float" office:value="0.058359375" calcext:value-type="float">
            <text:p>0,058359375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table:formula="of:=[.F8]*[.B8]/[.B16]" office:value-type="float" office:value="0.052734375" calcext:value-type="float">
            <text:p>0,052734375</text:p>
          </table:table-cell>
          <table:table-cell table:style-name="ce16" office:value-type="float" office:value="0.86" calcext:value-type="float">
            <text:p>0,86</text:p>
          </table:table-cell>
          <table:table-cell table:style-name="ce14" table:formula="of:=[.H8]*[.B8]/[.B16]" office:value-type="float" office:value="0.06046875" calcext:value-type="float">
            <text:p>0,06046875</text:p>
          </table:table-cell>
          <table:table-cell table:style-name="ce13" office:value-type="string" calcext:value-type="string">
            <text:p>OK</text:p>
          </table:table-cell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table:formula="of:=[.D9]*[.B9]/[.B16]" office:value-type="float" office:value="0.015625" calcext:value-type="float">
            <text:p>0,01562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F9]*[.B9]/[.B16]" office:value-type="float" office:value="0.015625" calcext:value-type="float">
            <text:p>0,015625</text:p>
          </table:table-cell>
          <table:table-cell table:style-name="ce16" office:value-type="float" office:value="1" calcext:value-type="float">
            <text:p>1</text:p>
          </table:table-cell>
          <table:table-cell table:style-name="ce14" table:formula="of:=[.H9]*[.B9]/[.B16]" office:value-type="float" office:value="0.015625" calcext:value-type="float">
            <text:p>0,015625</text:p>
          </table:table-cell>
          <table:table-cell table:style-name="ce1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3" calcext:value-type="float">
            <text:p>0,83</text:p>
          </table:table-cell>
          <table:table-cell table:formula="of:=[.D10]*[.B10]/[.B16]" office:value-type="float" office:value="0.1264453125" calcext:value-type="float">
            <text:p>0,1264453125</text:p>
          </table:table-cell>
          <table:table-cell office:value-type="float" office:value="0.57" calcext:value-type="float">
            <text:p>0,57</text:p>
          </table:table-cell>
          <table:table-cell table:formula="of:=[.F10]*[.B10]/[.B16]" office:value-type="float" office:value="0.0868359375" calcext:value-type="float">
            <text:p>0,0868359375</text:p>
          </table:table-cell>
          <table:table-cell office:value-type="float" office:value="1" calcext:value-type="float">
            <text:p>1</text:p>
          </table:table-cell>
          <table:table-cell table:formula="of:=[.H10]*[.B10]/[.B16]" office:value-type="float" office:value="0.15234375" calcext:value-type="float">
            <text:p>0,1523437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table:formula="of:=[.D11]*[.B11]/[.B16]" office:value-type="float" office:value="0.05078125" calcext:value-type="float">
            <text:p>0,05078125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[.F11]*[.B11]/[.B16]" office:value-type="float" office:value="0.05078125" calcext:value-type="float">
            <text:p>0,05078125</text:p>
          </table:table-cell>
          <table:table-cell table:style-name="ce16" office:value-type="float" office:value="1" calcext:value-type="float">
            <text:p>1</text:p>
          </table:table-cell>
          <table:table-cell table:style-name="ce14" table:formula="of:=[.H11]*[.B11]/[.B16]" office:value-type="float" office:value="0.05078125" calcext:value-type="float">
            <text:p>0,05078125</text:p>
          </table:table-cell>
          <table:table-cell table:style-name="ce1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.72" calcext:value-type="float">
            <text:p>0,72</text:p>
          </table:table-cell>
          <table:table-cell table:formula="of:=[.D12]*[.B12]/[.B16]" office:value-type="float" office:value="0.163125" calcext:value-type="float">
            <text:p>0,163125</text:p>
          </table:table-cell>
          <table:table-cell office:value-type="float" office:value="0.89" calcext:value-type="float">
            <text:p>0,89</text:p>
          </table:table-cell>
          <table:table-cell table:formula="of:=[.F12]*[.B12]/[.B16]" office:value-type="float" office:value="0.201640625" calcext:value-type="float">
            <text:p>0,201640625</text:p>
          </table:table-cell>
          <table:table-cell office:value-type="float" office:value="0.7" calcext:value-type="float">
            <text:p>0,7</text:p>
          </table:table-cell>
          <table:table-cell table:formula="of:=[.H12]*[.B12]/[.B16]" office:value-type="float" office:value="0.15859375" calcext:value-type="float">
            <text:p>0,1585937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2" calcext:value-type="float">
            <text:p>0,72</text:p>
          </table:table-cell>
          <table:table-cell table:formula="of:=[.D13]*[.B13]/[.B16]" office:value-type="float" office:value="0.0309375" calcext:value-type="float">
            <text:p>0,0309375</text:p>
          </table:table-cell>
          <table:table-cell office:value-type="float" office:value="0.67" calcext:value-type="float">
            <text:p>0,67</text:p>
          </table:table-cell>
          <table:table-cell table:formula="of:=[.F13]*[.B13]/[.B16]" office:value-type="float" office:value="0.0287890625" calcext:value-type="float">
            <text:p>0,0287890625</text:p>
          </table:table-cell>
          <table:table-cell office:value-type="float" office:value="0.8" calcext:value-type="float">
            <text:p>0,8</text:p>
          </table:table-cell>
          <table:table-cell table:formula="of:=[.H13]*[.B13]/[.B16]" office:value-type="float" office:value="0.034375" calcext:value-type="float">
            <text:p>0,03437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table:style-name="ce13" office:value-type="string" calcext:value-type="string">
            <text:p>U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table:formula="of:=[.D14]*[.B14]/[.B16]" office:value-type="float" office:value="0.03125" calcext:value-type="float">
            <text:p>0,0312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F14]*[.B14]/[.B16]" office:value-type="float" office:value="0.03125" calcext:value-type="float">
            <text:p>0,03125</text:p>
          </table:table-cell>
          <table:table-cell table:style-name="ce16" office:value-type="float" office:value="1" calcext:value-type="float">
            <text:p>1</text:p>
          </table:table-cell>
          <table:table-cell table:style-name="ce14" table:formula="of:=[.H14]*[.B14]/[.B16]" office:value-type="float" office:value="0.03125" calcext:value-type="float">
            <text:p>0,03125</text:p>
          </table:table-cell>
          <table:table-cell table:style-name="ce13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D15]*[.B15]/[.B16]" office:value-type="float" office:value="0.12578125" calcext:value-type="float">
            <text:p>0,12578125</text:p>
          </table:table-cell>
          <table:table-cell office:value-type="float" office:value="1" calcext:value-type="float">
            <text:p>1</text:p>
          </table:table-cell>
          <table:table-cell table:formula="of:=[.F15]*[.B15]/[.B16]" office:value-type="float" office:value="0.1796875" calcext:value-type="float">
            <text:p>0,1796875</text:p>
          </table:table-cell>
          <table:table-cell office:value-type="float" office:value="0.83" calcext:value-type="float">
            <text:p>0,83</text:p>
          </table:table-cell>
          <table:table-cell table:formula="of:=[.H15]*[.B15]/[.B16]" office:value-type="float" office:value="0.149140625" calcext:value-type="float">
            <text:p>0,149140625</text:p>
          </table:table-cell>
          <table:table-cell office:value-type="string" calcext:value-type="string">
            <text:p>Evaluar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3:.B15])" office:value-type="float" office:value="256" calcext:value-type="float">
            <text:p>256</text:p>
          </table:table-cell>
          <table:table-cell table:style-name="ce15"/>
          <table:table-cell table:style-name="ce12" table:formula="of:=AVERAGE([.D3:.D15])" office:value-type="float" office:value="0.843846153846154" calcext:value-type="float">
            <text:p>0,8438461538</text:p>
          </table:table-cell>
          <table:table-cell table:style-name="ce12" table:formula="of:=SUM([.E3:.E15])" office:value-type="float" office:value="0.7936328125" calcext:value-type="float">
            <text:p>0,7936328125</text:p>
          </table:table-cell>
          <table:table-cell table:style-name="ce12" table:formula="of:=AVERAGE([.F3:.F15])" office:value-type="float" office:value="0.861538461538462" calcext:value-type="float">
            <text:p>0,8615384615</text:p>
          </table:table-cell>
          <table:table-cell table:style-name="ce12" table:formula="of:=SUM([.G3:.G15])" office:value-type="float" office:value="0.8473828125" calcext:value-type="float">
            <text:p>0,8473828125</text:p>
          </table:table-cell>
          <table:table-cell table:style-name="ce12" table:formula="of:=AVERAGE([.H3:.H15])" office:value-type="float" office:value="0.890769230769231" calcext:value-type="float">
            <text:p>0,8907692308</text:p>
          </table:table-cell>
          <table:table-cell table:style-name="ce12" table:formula="of:=SUM([.I3:.I15])" office:value-type="float" office:value="0.8521484375" calcext:value-type="float">
            <text:p>0,85214843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fill-character> </loext:fill-character>
      <number:text>- </number:text>
    </number:number-style>
    <number:text-style style:name="N10119" number:language="es" number:country="CL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0:58.241971754</meta:creation-date>
    <dc:date>2019-05-14T05:25:47.942624647</dc:date>
    <meta:editing-duration>PT6H5M17S</meta:editing-duration>
    <meta:editing-cycles>9</meta:editing-cycles>
    <meta:generator>LibreOffice/5.1.6.2$Linux_X86_64 LibreOffice_project/10m0$Build-2</meta:generator>
    <meta:document-statistic meta:table-count="2" meta:cell-count="381" meta:object-count="0"/>
  </office:meta>
</office:document-meta>
</file>